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000000200B335966BC78307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cee3" officeooo:paragraph-rsid="0005cee3"/>
    </style:style>
    <style:style style:name="P2" style:family="paragraph" style:parent-style-name="Standard">
      <style:text-properties officeooo:rsid="0005cee3" officeooo:paragraph-rsid="0005cee3"/>
    </style:style>
    <style:style style:name="P3" style:family="paragraph" style:parent-style-name="Frame_20_contents">
      <style:text-properties officeooo:rsid="0006e517" officeooo:paragraph-rsid="0006e517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ee3" officeooo:paragraph-rsid="0005cee3"/>
    </style:style>
    <style:style style:name="MP2" style:family="paragraph" style:parent-style-name="Frame_20_contents">
      <style:text-properties officeooo:rsid="0006e517" officeooo:paragraph-rsid="0006e517"/>
    </style:style>
    <style:style style:name="Mfr1" style:family="graphic" style:parent-style-name="Frame">
      <style:graphic-properties style:vertical-pos="top" style:vertical-rel="paragraph-content" style:horizontal-pos="center" style:horizontal-rel="paragraph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2cm" draw:z-index="1"><draw:text-box fo:min-height="0.499cm"><text:p text:style-name="MP2">Frame text</text:p></draw:text-box></draw:frame>Example Header Text<draw:frame draw:style-name="Mfr2" draw:name="Bild1" text:anchor-type="char" svg:width="3.884cm" svg:height="0.826cm" draw:z-index="0"><draw:image xlink:href="Pictures/100002010000020000000200B335966BC78307F9.png" xlink:type="simple" xlink:show="embed" xlink:actuate="onLoad" draw:mime-type="image/png"/><svg:title>Example image</svg:titl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0:57:45.453000000</meta:creation-date>
    <meta:editing-cycles>2</meta:editing-cycles>
    <meta:editing-duration>PT32S</meta:editing-duration>
    <dc:title>Test document title</dc:title>
    <dc:date>2021-01-18T11:03:48.186000000</dc:date>
    <meta:generator>LibreOffice/7.0.3.1$Windows_X86_64 LibreOffice_project/d7547858d014d4cf69878db179d326fc3483e082</meta:generator>
    <meta:document-statistic meta:table-count="0" meta:image-count="1" meta:object-count="0" meta:page-count="1" meta:paragraph-count="3" meta:word-count="6" meta:character-count="33" meta:non-whitespace-character-count="30"/>
  </office:meta>
</office:document-meta>
</file>